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1.65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88cm" fo:min-width="2.374cm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4cm"/>
    </style:style>
    <style:style style:name="gr5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519cm" fo:min-width="0cm"/>
    </style:style>
    <style:style style:name="gr6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2.721cm" fo:min-width="0cm"/>
    </style:style>
    <style:style style:name="gr7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5.789cm" fo:min-width="0cm"/>
    </style:style>
    <style:style style:name="gr8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9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3.519cm" fo:min-width="0cm"/>
    </style:style>
    <style:style style:name="gr10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7.685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1cm" fo:margin-bottom="0.1cm" fo:line-height="100%" fo:text-indent="0cm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Case" draw:style-name="dp1" draw:master-page-name="Default">
        <draw:custom-shape draw:style-name="gr1" draw:text-style-name="P2" draw:layer="layout" svg:width="3.048cm" svg:height="1.778cm" svg:x="5.572cm" svg:y="2.651cm">
          <text:p text:style-name="P1"><text:span text:style-name="T1">Nhật ký mớ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1.778cm" svg:x="5.699cm" svg:y="8.239cm">
          <text:p text:style-name="P1"><text:span text:style-name="T1">Đóng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2.032cm" svg:x="5.064cm" svg:y="5.318cm">
          <text:p text:style-name="P1"><text:span text:style-name="T1">Chỉnh sửa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2.907cm" svg:height="1.185cm" svg:x="4.937cm" svg:y="11.118cm">
          <draw:text-box>
            <text:p><text:span text:style-name="T2"><text:a xlink:href="https://www.draw.io/?state=%7B%22folderId%22:%221K4EuyHVkMLgPvCh1T9qOORwTr111-9vy%22,%22action%22:%22create%22,%22userId%22:%22111666741022049525256%22%7D#G1obCwnX8wxBl5UKxMLvgm5UAlkXDWwZO9" xlink:type="simple">Đang vẽ thử ở drawIo hg.dzungGmail</text:a></text:span></text:p>
          </draw:text-box>
        </draw:frame>
        <draw:frame draw:style-name="gr4" draw:text-style-name="P4" draw:layer="layout" svg:width="4.464cm" svg:height="0.962cm" svg:x="7.35cm" svg:y="1.254cm">
          <draw:text-box>
            <text:p><text:span text:style-name="T3">Use Case</text:span></text:p>
          </draw:text-box>
        </draw:frame>
      </draw:page>
      <draw:page draw:name="page2" draw:style-name="dp1" draw:master-page-name="Default">
        <draw:frame draw:style-name="gr4" draw:text-style-name="P4" draw:layer="layout" svg:width="4.464cm" svg:height="0.962cm" svg:x="7.35cm" svg:y="1.254cm">
          <draw:text-box>
            <text:p><text:span text:style-name="T3">Mô tả dữ liệu</text:span></text:p>
          </draw:text-box>
        </draw:frame>
        <draw:frame draw:style-name="gr5" draw:text-style-name="P6" xml:id="id1" draw:id="id1" draw:layer="layout" svg:width="8.495cm" svg:height="3.769cm" svg:x="1.141cm" svg:y="3.413cm">
          <draw:text-box>
            <text:p><text:span text:style-name="T4">NhatKyPhongIn</text:span></text:p>
            <text:list text:style-name="L1">
              <text:list-item>
                <text:p text:style-name="P5"><text:span text:style-name="T5">GomNhatKyNgay(List&lt;NhatKyNgay&gt;)</text:span></text:p>
              </text:list-item>
              <text:list-item>
                <text:p><text:span text:style-name="T1">TenNhatKy (string)</text:span></text:p>
              </text:list-item>
              <text:list-item>
                <text:p><text:span text:style-name="T1">TuNgay: Date</text:span></text:p>
              </text:list-item>
              <text:list-item>
                <text:p><text:span text:style-name="T1">DenNgay: Date</text:span></text:p>
              </text:list-item>
              <text:list-item>
                <text:p><text:span text:style-name="T1">DaKetThuc: boolean</text:span></text:p>
              </text:list-item>
            </text:list>
            <text:p><text:span text:style-name="T1"/></text:p>
          </draw:text-box>
        </draw:frame>
        <draw:frame draw:style-name="gr6" draw:text-style-name="P6" xml:id="id2" draw:id="id2" draw:layer="layout" svg:width="9.384cm" svg:height="3.806cm" svg:x="1.762cm" svg:y="7.731cm">
          <draw:text-box>
            <text:p><text:span text:style-name="T4">NhatKyNgay</text:span></text:p>
            <text:list text:style-name="L1">
              <text:list-item>
                <text:p><text:span text:style-name="T1">Ngay</text:span></text:p>
              </text:list-item>
              <text:list-item>
                <text:p><text:span text:style-name="T1">TenNhatKyNgay (string)</text:span></text:p>
              </text:list-item>
              <text:list-item>
                <text:p><text:span text:style-name="T1">GomNhatKyBaiIn(List&lt;NhatKyBaiIn&gt;)</text:span></text:p>
              </text:list-item>
              <text:list-item>
                <text:p><text:span text:style-name="T1">ThoiGianTao: DateTime</text:span></text:p>
              </text:list-item>
              <text:list-item>
                <text:p><text:span text:style-name="T1">DaKetThuc (boolean)</text:span></text:p>
              </text:list-item>
            </text:list>
            <text:p/>
          </draw:text-box>
        </draw:frame>
        <draw:frame draw:style-name="gr7" draw:text-style-name="P7" xml:id="id3" draw:id="id3" draw:layer="layout" svg:width="7.331cm" svg:height="6.039cm" svg:x="3.54cm" svg:y="11.979cm">
          <draw:text-box>
            <text:p text:style-name="P5"><text:span text:style-name="T6">NhatKyBaiIn</text:span></text:p>
            <text:list text:style-name="L1">
              <text:list-item>
                <text:p><text:span text:style-name="T1">TenNhatKy (string)</text:span></text:p>
              </text:list-item>
              <text:list-item>
                <text:p><text:span text:style-name="T1">NguoiIn: ThoIn</text:span></text:p>
              </text:list-item>
              <text:list-item>
                <text:p><text:span text:style-name="T1">ChoMayIn:MayIn</text:span></text:p>
              </text:list-item>
              <text:list-item>
                <text:p><text:span text:style-name="T1">InBai: BaiIn</text:span></text:p>
              </text:list-item>
              <text:list-item>
                <text:p><text:span text:style-name="T1">TongSoClickChay (integer)</text:span></text:p>
              </text:list-item>
              <text:list-item>
                <text:p><text:span text:style-name="T1">DonViTinhClick: string</text:span></text:p>
              </text:list-item>
              <text:list-item>
                <text:p><text:span text:style-name="T1">GomSoClickThu: double</text:span></text:p>
              </text:list-item>
              <text:list-item>
                <text:p><text:span text:style-name="T1">GomSoClickHu: double</text:span></text:p>
              </text:list-item>
              <text:list-item>
                <text:p><text:span text:style-name="T1">ThoiGianLapPhieu (DateTime)</text:span></text:p>
              </text:list-item>
              <text:list-item>
                <text:p><text:span text:style-name="T1">ThoiGianInXong (DateTime)</text:span></text:p>
              </text:list-item>
            </text:list>
            <text:p><text:span text:style-name="T1"/></text:p>
          </draw:text-box>
        </draw:frame>
        <draw:frame draw:style-name="gr8" draw:text-style-name="P6" xml:id="id6" draw:id="id6" draw:layer="layout" svg:width="4.318cm" svg:height="3.495cm" svg:x="15.224cm" svg:y="4.363cm">
          <draw:text-box>
            <text:p><text:span text:style-name="T4">ThoIn</text:span></text:p>
            <text:list text:style-name="L1">
              <text:list-item>
                <text:p text:style-name="P5"><text:span text:style-name="T5">Ten</text:span></text:p>
              </text:list-item>
              <text:list-item>
                <text:p text:style-name="P5"><text:span text:style-name="T5">Ho</text:span></text:p>
              </text:list-item>
              <text:list-item>
                <text:p text:style-name="P5"><text:span text:style-name="T5">UserName</text:span></text:p>
              </text:list-item>
              <text:list-item>
                <text:p><text:span text:style-name="T1">Password</text:span></text:p>
              </text:list-item>
            </text:list>
            <text:p><text:span text:style-name="T1"/></text:p>
          </draw:text-box>
        </draw:frame>
        <draw:frame draw:style-name="gr9" draw:text-style-name="P6" xml:id="id5" draw:id="id5" draw:layer="layout" svg:width="4.953cm" svg:height="3.769cm" svg:x="14.97cm" svg:y="10.017cm">
          <draw:text-box>
            <text:p><text:span text:style-name="T4">MayIn</text:span></text:p>
            <text:list text:style-name="L1">
              <text:list-item>
                <text:p text:style-name="P5"><text:span text:style-name="T5">TenMayIn</text:span></text:p>
              </text:list-item>
              <text:list-item>
                <text:p><text:span text:style-name="T1">MoTa</text:span></text:p>
              </text:list-item>
              <text:list-item>
                <text:p><text:span text:style-name="T1">DonViDemClick</text:span></text:p>
              </text:list-item>
              <text:list-item>
                <text:p><text:span text:style-name="T1"/></text:p>
              </text:list-item>
            </text:list>
            <text:p><text:span text:style-name="T1"/></text:p>
          </draw:text-box>
        </draw:frame>
        <draw:frame draw:style-name="gr10" draw:text-style-name="P7" xml:id="id4" draw:id="id4" draw:layer="layout" svg:width="7.493cm" svg:height="7.935cm" svg:x="12.811cm" svg:y="19.034cm">
          <draw:text-box>
            <text:p text:style-name="P5"><text:span text:style-name="T6">BaiIn</text:span></text:p>
            <text:list text:style-name="L1">
              <text:list-item>
                <text:p><text:span text:style-name="T1">SoDonHang (string)</text:span></text:p>
              </text:list-item>
              <text:list-item>
                <text:p><text:span text:style-name="T1">TenBaiIn (string)</text:span></text:p>
              </text:list-item>
              <text:list-item>
                <text:p><text:span text:style-name="T1">NguoiLamFile (string)</text:span></text:p>
              </text:list-item>
              <text:list-item>
                <text:p><text:span text:style-name="T1">DienGiaiIn (string)</text:span></text:p>
              </text:list-item>
              <text:list-item>
                <text:p><text:span text:style-name="T1">MayInYeuCau MayIn</text:span></text:p>
              </text:list-item>
              <text:list-item>
                <text:p><text:span text:style-name="T1">ToChayRong (double)</text:span></text:p>
              </text:list-item>
              <text:list-item>
                <text:p><text:span text:style-name="T1">ToChayDai(double)</text:span></text:p>
              </text:list-item>
              <text:list-item>
                <text:p><text:span text:style-name="T1">SoLuongToChayCan (integer)</text:span></text:p>
              </text:list-item>
              <text:list-item>
                <text:p><text:span text:style-name="T1">SoLuongToChayBuHao (integer)</text:span></text:p>
              </text:list-item>
              <text:list-item>
                <text:p><text:span text:style-name="T1">SoMatIn(integer)</text:span></text:p>
              </text:list-item>
              <text:list-item>
                <text:p><text:span text:style-name="T1">MauIn (MauIn en)</text:span></text:p>
              </text:list-item>
              <text:list-item>
                <text:p><text:span text:style-name="T1">MucUuTien (MucUuTien en)</text:span></text:p>
              </text:list-item>
              <text:list-item>
                <text:p><text:span text:style-name="T1">DuongDanFile (string)</text:span></text:p>
              </text:list-item>
              <text:list-item>
                <text:p><text:span text:style-name="T1">TinhTrangBaiIn (TinhTrangBaiIn)</text:span></text:p>
              </text:list-item>
            </text:list>
            <text:p><text:span text:style-name="T1"/></text:p>
          </draw:text-box>
        </draw:frame>
        <draw:connector draw:style-name="gr11" draw:text-style-name="P8" draw:layer="layout" svg:x1="9.636cm" svg:y1="5.297cm" svg:x2="11.146cm" svg:y2="9.397cm" draw:start-shape="id1" draw:start-glue-point="1" draw:end-shape="id2" draw:end-glue-point="1" svg:d="M9636 5297h2011v4100h-501" svg:viewBox="0 0 2012 4101">
          <text:p/>
        </draw:connector>
        <draw:connector draw:style-name="gr11" draw:text-style-name="P8" draw:layer="layout" svg:x1="1.762cm" svg:y1="9.397cm" svg:x2="3.54cm" svg:y2="14.998cm" draw:start-shape="id2" draw:start-glue-point="3" draw:end-shape="id3" draw:end-glue-point="3" svg:d="M1762 9397h-501v5601h2279" svg:viewBox="0 0 2280 5602">
          <text:p/>
        </draw:connector>
        <draw:connector draw:style-name="gr11" draw:text-style-name="P8" draw:layer="layout" svg:x1="12.811cm" svg:y1="23.001cm" svg:x2="7.205cm" svg:y2="18.018cm" draw:start-shape="id4" draw:start-glue-point="3" draw:end-shape="id3" draw:end-glue-point="2" svg:d="M12811 23001h-5606v-4983" svg:viewBox="0 0 5607 4984">
          <text:p/>
        </draw:connector>
        <draw:connector draw:style-name="gr11" draw:text-style-name="P8" draw:layer="layout" svg:x1="14.97cm" svg:y1="11.901cm" svg:x2="10.871cm" svg:y2="14.998cm" draw:start-shape="id5" draw:start-glue-point="3" draw:end-shape="id3" svg:d="M14970 11901h-2049v3097h-2050" svg:viewBox="0 0 4100 3098">
          <text:p/>
        </draw:connector>
        <draw:connector draw:style-name="gr11" draw:text-style-name="P8" draw:layer="layout" svg:x1="15.224cm" svg:y1="6.11cm" svg:x2="10.871cm" svg:y2="14.998cm" draw:start-shape="id6" draw:start-glue-point="3" draw:end-shape="id3" draw:end-glue-point="1" svg:d="M15224 6110h-2176v8888h-2177" svg:viewBox="0 0 4354 88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09-17T22:26:48.591000000</dc:date>
    <meta:editing-duration>PT3H1M34S</meta:editing-duration>
    <meta:editing-cycles>42</meta:editing-cycles>
    <meta:document-statistic meta:object-count="17"/>
  </office:meta>
</office:document-meta>
</file>